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8f187c" style:text-underline-style="solid" style:text-underline-width="auto" style:text-underline-color="font-color" fo:font-weight="bold" officeooo:rsid="000da30e" officeooo:paragraph-rsid="000da30e" style:font-weight-asian="bold" style:font-weight-complex="bold"/>
    </style:style>
    <style:style style:name="P2" style:family="paragraph" style:parent-style-name="Standard">
      <style:text-properties fo:color="#8f187c" style:text-underline-style="none" fo:font-weight="bold" officeooo:rsid="000da30e" officeooo:paragraph-rsid="000da30e" style:font-weight-asian="bold" style:font-weight-complex="bold"/>
    </style:style>
    <style:style style:name="P3" style:family="paragraph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984cm" fo:min-width="2.0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873cm" fo:min-width="10.3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2.14cm" fo:min-width="7.7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002cm" fo:min-width="0.3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2.138cm" fo:min-width="7.7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2.205cm" fo:min-width="7.3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106cm" fo:min-width="2.1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141cm" fo:min-width="0.3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716cm" fo:min-width="0.4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565cm" fo:min-width="0.4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254cm" fo:min-width="0.3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OWCHART:-</text:p>
      <text:p text:style-name="P1"/>
      <text:p text:style-name="P1"/>
      <text:p text:style-name="P1"><draw:custom-shape text:anchor-type="paragraph" draw:z-index="0" draw:name="Shape1" draw:style-name="gr1" svg:width="2.888cm" svg:height="1.391cm" svg:x="6.428cm" svg:y="0.448cm"><text:p><text:s text:c="3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2"><draw:custom-shape text:anchor-type="paragraph" draw:z-index="1" draw:name="Shape2" draw:style-name="gr2" svg:width="10.385cm" svg:height="1.874cm" svg:x="2.723cm" svg:y="2.141cm"><text:p><text:s text:c="4"/>INTIALIZE DIGITAL INPUTS TO THE ARDUINO</text:p><draw:enhanced-geometry svg:viewBox="0 0 21600 21600" draw:type="rectangle" draw:enhanced-path="M 0 0 L 21600 0 21600 21600 0 21600 0 0 Z N"/></draw:custom-shape><draw:custom-shape text:anchor-type="paragraph" draw:z-index="2" draw:name="Shape3" draw:style-name="gr3" svg:width="7.783cm" svg:height="2.14cm" svg:x="4.399cm" svg:y="6.352cm"><text:p><text:s text:c="6"/>ENTER THE DATA USING KEYPAD</text:p><draw:enhanced-geometry svg:viewBox="0 0 21600 21600" draw:type="rectangle" draw:enhanced-path="M 0 0 L 21600 0 21600 21600 0 21600 0 0 Z N"/></draw:custom-shape><draw:custom-shape text:anchor-type="paragraph" draw:z-index="3" draw:name="Shape4" draw:style-name="gr4" svg:width="0.309cm" svg:height="0.003cm" svg:x="11.873cm" svg:y="3.044cm"><text:p/><draw:enhanced-geometry svg:viewBox="0 0 21600 21600" draw:type="rectangle" draw:enhanced-path="M 0 0 L 21600 0 21600 21600 0 21600 0 0 Z N"/></draw:custom-shape><draw:custom-shape text:anchor-type="paragraph" draw:z-index="4" draw:name="Shape5" draw:style-name="gr5" svg:width="7.739cm" svg:height="2.139cm" svg:x="4.355cm" svg:y="10.829cm"><text:p><text:s text:c="5"/>OPERATIONS ARE PERFORMED</text:p><draw:enhanced-geometry svg:viewBox="0 0 21600 21600" draw:type="rectangle" draw:enhanced-path="M 0 0 L 21600 0 21600 21600 0 21600 0 0 Z N"/></draw:custom-shape><draw:custom-shape text:anchor-type="paragraph" draw:z-index="5" draw:name="Shape6" draw:style-name="gr6" svg:width="7.388cm" svg:height="2.206cm" svg:x="4.509cm" svg:y="15.503cm"><text:p><text:s text:c="4"/>OUTPUT IS DISPLAYED ON LCD </text:p><text:p><text:s text:c="4"/>SCREEN</text:p><draw:enhanced-geometry svg:viewBox="0 0 21600 21600" draw:type="rectangle" draw:enhanced-path="M 0 0 L 21600 0 21600 21600 0 21600 0 0 Z N"/></draw:custom-shape><draw:custom-shape text:anchor-type="paragraph" draw:z-index="6" draw:name="Shape7" draw:style-name="gr7" svg:width="3.043cm" svg:height="1.565cm" svg:x="6.957cm" svg:y="19.604cm"><text:p><text:s text:c="4"/>STO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8" draw:text-style-name="P3" svg:width="0.798cm" svg:height="1.304cm" svg:x="7.618cm" svg:y="0.64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9" draw:style-name="gr9" svg:width="0.839cm" svg:height="1.962cm" svg:x="7.685cm" svg:y="4.25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10" draw:style-name="gr10" svg:width="0.817cm" svg:height="1.788cm" svg:x="7.772cm" svg:y="8.82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11" draw:style-name="gr9" svg:width="0.839cm" svg:height="1.962cm" svg:x="7.839cm" svg:y="13.2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12" draw:style-name="gr11" svg:width="0.75cm" svg:height="1.433cm" svg:x="8.015cm" svg:y="17.97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7T18:42:22.342956144</meta:creation-date>
    <dc:date>2023-01-17T18:50:01.242724035</dc:date>
    <meta:editing-duration>PT7M39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6.0.7.3$Linux_X86_64 LibreOffice_project/00m0$Build-3</meta:generator>
  </office:meta>
</office:document-meta>
</file>